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ext_20_body">
      <style:text-properties officeooo:rsid="0019acc1" officeooo:paragraph-rsid="0019acc1"/>
    </style:style>
    <style:style style:name="P4" style:family="paragraph" style:parent-style-name="Title">
      <style:text-properties officeooo:rsid="00094c78" officeooo:paragraph-rsid="00174645"/>
    </style:style>
    <style:style style:name="P5" style:family="paragraph" style:parent-style-name="Subtitle">
      <style:text-properties officeooo:rsid="00094c78" officeooo:paragraph-rsid="00174645"/>
    </style:style>
    <style:style style:name="P6" style:family="paragraph" style:parent-style-name="Heading">
      <style:text-properties officeooo:rsid="0017ba27" officeooo:paragraph-rsid="0017ba27"/>
    </style:style>
    <style:style style:name="P7" style:family="paragraph" style:parent-style-name="Heading_20_3">
      <style:text-properties officeooo:rsid="001788c2" officeooo:paragraph-rsid="001788c2"/>
    </style:style>
    <style:style style:name="P8" style:family="paragraph" style:parent-style-name="Heading_20_2">
      <style:text-properties officeooo:rsid="001788c2" officeooo:paragraph-rsid="001788c2"/>
    </style:style>
    <style:style style:name="P9" style:family="paragraph" style:parent-style-name="Heading_20_1">
      <style:text-properties officeooo:rsid="00174645" officeooo:paragraph-rsid="00174645"/>
    </style:style>
    <style:style style:name="P10" style:family="paragraph" style:parent-style-name="Text_20_body" style:list-style-name="L1">
      <style:text-properties officeooo:rsid="001788c2" officeooo:paragraph-rsid="0019acc1"/>
    </style:style>
    <style:style style:name="P11" style:family="paragraph" style:parent-style-name="Text_20_body" style:list-style-name="L2">
      <style:text-properties officeooo:rsid="001788c2" officeooo:paragraph-rsid="001f6e7b"/>
    </style:style>
    <style:style style:name="P12" style:family="paragraph" style:parent-style-name="Text_20_body" style:list-style-name="L2">
      <style:text-properties officeooo:rsid="001788c2" officeooo:paragraph-rsid="002190d6"/>
    </style:style>
    <style:style style:name="P13" style:family="paragraph" style:parent-style-name="Text_20_body" style:list-style-name="L1">
      <style:text-properties officeooo:rsid="0019acc1" officeooo:paragraph-rsid="001f6e7b"/>
    </style:style>
    <style:style style:name="P14" style:family="paragraph" style:parent-style-name="Text_20_body" style:list-style-name="L2">
      <style:text-properties officeooo:rsid="0019acc1" officeooo:paragraph-rsid="0026475b"/>
    </style:style>
    <style:style style:name="P15" style:family="paragraph" style:parent-style-name="Text_20_body" style:list-style-name="L3">
      <style:text-properties officeooo:rsid="0017ba27" officeooo:paragraph-rsid="0017ba27"/>
    </style:style>
    <style:style style:name="P16" style:family="paragraph" style:parent-style-name="Text_20_body" style:list-style-name="L1">
      <style:text-properties officeooo:rsid="001f6e7b" officeooo:paragraph-rsid="001f6e7b"/>
    </style:style>
    <style:style style:name="P17" style:family="paragraph" style:parent-style-name="Text_20_body" style:list-style-name="L2">
      <style:text-properties officeooo:rsid="001f6e7b" officeooo:paragraph-rsid="0026475b"/>
    </style:style>
    <style:style style:name="P18" style:family="paragraph" style:parent-style-name="Text_20_body" style:list-style-name="L2">
      <style:text-properties officeooo:rsid="001fb0b2" officeooo:paragraph-rsid="001fb0b2"/>
    </style:style>
    <style:style style:name="P19" style:family="paragraph" style:parent-style-name="Text_20_body" style:list-style-name="L2">
      <style:text-properties officeooo:rsid="002190d6" officeooo:paragraph-rsid="002190d6"/>
    </style:style>
    <style:style style:name="P20" style:family="paragraph" style:parent-style-name="Text_20_body" style:list-style-name="L2">
      <style:text-properties officeooo:rsid="002190d6" officeooo:paragraph-rsid="0026475b"/>
    </style:style>
    <style:style style:name="P21" style:family="paragraph" style:parent-style-name="Text_20_body" style:list-style-name="L2">
      <style:text-properties officeooo:rsid="002479e6" officeooo:paragraph-rsid="002479e6"/>
    </style:style>
    <style:style style:name="P22" style:family="paragraph" style:parent-style-name="Text_20_body" style:list-style-name="L2">
      <style:text-properties officeooo:rsid="0026475b" officeooo:paragraph-rsid="0026475b"/>
    </style:style>
    <style:style style:name="P23" style:family="paragraph" style:parent-style-name="Text_20_body" style:list-style-name="L3">
      <style:text-properties officeooo:rsid="0027efa3" officeooo:paragraph-rsid="0027efa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fo:font-weight="normal" officeooo:rsid="001f6e7b" style:font-weight-asian="normal" style:font-weight-complex="normal"/>
    </style:style>
    <style:style style:name="T4" style:family="text">
      <style:text-properties officeooo:rsid="0019acc1"/>
    </style:style>
    <style:style style:name="T5" style:family="text">
      <style:text-properties officeooo:rsid="001b6aaa"/>
    </style:style>
    <style:style style:name="T6" style:family="text">
      <style:text-properties officeooo:rsid="001f6e7b"/>
    </style:style>
    <style:style style:name="T7" style:family="text">
      <style:text-properties officeooo:rsid="0026475b"/>
    </style:style>
    <style:style style:name="T8" style:family="text">
      <style:text-properties officeooo:rsid="0027efa3"/>
    </style:style>
    <style:style style:name="T9" style:family="text">
      <style:text-properties officeooo:rsid="002973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yecto Unsplash-it</text:p>
      <text:p text:style-name="P5">Planificación</text:p>
      <text:p text:style-name="P1"/>
      <text:h text:style-name="P9" text:outline-level="1">Plan <text:span text:style-name="T4">Sprint 3</text:span></text:h>
      <text:h text:style-name="Heading_20_2" text:outline-level="2">Introducción</text:h>
      <text:p text:style-name="P3"><text:span text:style-name="T1">Planificación de actividades correspondientes a </text:span><text:span text:style-name="T3">la producción de un acercamiento a los requerimientos definidos</text:span><text:span text:style-name="T2">.</text:span></text:p>
      <text:p text:style-name="P2"><text:span text:style-name="T4">Sprint</text:span> <text:span text:style-name="T4">a comenzar</text:span> a la <text:span text:style-name="T9">6</text:span>:00 <text:span text:style-name="T4">p</text:span>.m. del día Viernes Junio 26 de 2020.</text:p>
      <text:h text:style-name="Heading_20_2" text:outline-level="2">Actividades por realizar</text:h>
      <text:list xml:id="list3981594709" text:style-name="L1">
        <text:list-item>
          <text:p text:style-name="P10"><text:span text:style-name="T6">Declaración de intenciones</text:span>.</text:p>
        </text:list-item>
        <text:list-item>
          <text:p text:style-name="P10"><text:span text:style-name="T6">Análisis y diseño del acercamiento actual</text:span>.</text:p>
        </text:list-item>
        <text:list-item>
          <text:p text:style-name="P13"><text:span text:style-name="T6">Desarrollo del acercamiento actual</text:span>.</text:p>
        </text:list-item>
        <text:list-item>
          <text:p text:style-name="P13"><text:span text:style-name="T6">Pruebas sobre el acercamiento actual</text:span>.</text:p>
        </text:list-item>
        <text:list-item>
          <text:p text:style-name="P16">Declaración de resultados y actividades posteriores.</text:p>
        </text:list-item>
        <text:list-item>
          <text:p text:style-name="P16">Plan siguiente acercamiento.</text:p>
        </text:list-item>
      </text:list>
      <text:h text:style-name="P8" text:outline-level="2">Planificación</text:h>
      <text:h text:style-name="P7" text:outline-level="3"><text:span text:style-name="T6">Tercer</text:span> Sprint</text:h>
      <text:list xml:id="list1792767485" text:style-name="L2">
        <text:list-item>
          <text:p text:style-name="P11"><text:span text:style-name="T6">Declaración de intenciones</text:span></text:p>
          <text:list>
            <text:list-item>
              <text:p text:style-name="P18">Definición del mínimo objetivo que se debe lograr en el esfuerzo de desarrollo</text:p>
            </text:list-item>
            <text:list-item>
              <text:p text:style-name="P18">Definición de requerimientos a satisfacer total o parcialmente</text:p>
            </text:list-item>
            <text:list-item>
              <text:p text:style-name="P19">Definición de la forma o características del acercamiento que se hará hacia la solución final</text:p>
            </text:list-item>
            <text:list-item>
              <text:p text:style-name="P19">Observaciones y recomendaciones para lograr el objetivo del acercamiento actual.</text:p>
            </text:list-item>
          </text:list>
        </text:list-item>
        <text:list-item>
          <text:p text:style-name="P12"><text:span text:style-name="T6">Análisis y diseño del acercamiento actual</text:span></text:p>
          <text:list>
            <text:list-item>
              <text:p text:style-name="P21">Análisis del trabajo a realizar e información colectada para lograr el acercamiento planteado a la solución</text:p>
            </text:list-item>
            <text:list-item>
              <text:p text:style-name="P21">Diseño del acercamiento planteado</text:p>
            </text:list-item>
          </text:list>
        </text:list-item>
        <text:list-item>
          <text:p text:style-name="P14"><text:soft-page-break/><text:span text:style-name="T6">Desarrollo del acercamiento actual</text:span></text:p>
          <text:list>
            <text:list-item>
              <text:p text:style-name="P22">Programación de rutas</text:p>
            </text:list-item>
            <text:list-item>
              <text:p text:style-name="P22">Programación y generación de vistas y componentes</text:p>
            </text:list-item>
            <text:list-item>
              <text:p text:style-name="P22">Programación de acciones y mutaciones necesarias</text:p>
            </text:list-item>
          </text:list>
        </text:list-item>
        <text:list-item>
          <text:p text:style-name="P14"><text:span text:style-name="T6">Pruebas sobre el acercamiento actual</text:span></text:p>
          <text:list>
            <text:list-item>
              <text:p text:style-name="P22">Manipulación del producto obtenido</text:p>
            </text:list-item>
            <text:list-item>
              <text:p text:style-name="P22">Corrección de fallos y problemas observados</text:p>
            </text:list-item>
          </text:list>
        </text:list-item>
        <text:list-item>
          <text:p text:style-name="P17">Declaración de resultados y actividades posteriores</text:p>
          <text:list>
            <text:list-item>
              <text:p text:style-name="P22">Descripción de los resultados del sprint actual</text:p>
            </text:list-item>
            <text:list-item>
              <text:p text:style-name="P20">Observaciones y recomendaciones para <text:span text:style-name="T7">acercamientos posteriores</text:span></text:p>
            </text:list-item>
          </text:list>
        </text:list-item>
        <text:list-item>
          <text:p text:style-name="P17">Plan siguiente <text:span text:style-name="T7">sprint</text:span></text:p>
        </text:list-item>
      </text:list>
      <text:p text:style-name="P6">Entregables del <text:span text:style-name="T8">Tercer Sprint</text:span></text:p>
      <text:list xml:id="list3110251091" text:style-name="L3">
        <text:list-item>
          <text:p text:style-name="P15"><text:span text:style-name="T5">Documento Declaración de intenciones</text:span></text:p>
        </text:list-item>
        <text:list-item>
          <text:p text:style-name="P23">Documento Análisis y Diseño</text:p>
        </text:list-item>
        <text:list-item>
          <text:p text:style-name="P23">Código fuente subido al repositorio Github</text:p>
        </text:list-item>
        <text:list-item>
          <text:p text:style-name="P23">Documento de Resultados</text:p>
        </text:list-item>
        <text:list-item>
          <text:p text:style-name="P23">Plan siguiente spri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6T17:40:12.367601284</dc:date>
    <meta:editing-duration>PT4H39M18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2" meta:paragraph-count="40" meta:word-count="254" meta:character-count="1681" meta:non-whitespace-character-count="1497"/>
  </office:meta>
</office:document-meta>
</file>